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cm" fo:min-width="2.5cm"/>
    </style:style>
    <style:style style:name="gr2" style:family="graphic" style:parent-style-name="standard">
      <style:graphic-properties draw:textarea-horizontal-align="justify" draw:textarea-vertical-align="middle" draw:auto-grow-height="false" fo:min-height="0.95cm" fo:min-width="1.4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95cm" fo:min-width="1.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95cm" fo:min-width="2.8cm"/>
    </style:style>
    <style:style style:name="gr6" style:family="graphic" style:parent-style-name="standard">
      <style:graphic-properties draw:textarea-horizontal-align="justify" draw:textarea-vertical-align="middle" draw:auto-grow-height="false" fo:min-height="0.95cm" fo:min-width="2.121cm"/>
    </style:style>
    <style:style style:name="gr7" style:family="graphic" style:parent-style-name="standard">
      <style:graphic-properties draw:textarea-horizontal-align="justify" draw:textarea-vertical-align="middle" draw:auto-grow-height="false" fo:min-height="0.95cm" fo:min-width="1.805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95cm" fo:min-width="1.10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1.3cm" draw:transform="rotate (-1.54513998679058) translate (15.735cm 10.616cm)">
          <text:p text:style-name="P1">View Menu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cm" svg:height="1.2cm" draw:transform="rotate (-1.54513998679058) translate (12.4cm 5.4cm)">
          <text:p text:style-name="P1">View 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cm" svg:height="1.2cm" draw:transform="rotate (-1.54513998679058) translate (12.46cm 7.7cm)">
          <text:p text:style-name="P1">Search</text:p>
          <text:p text:style-name="P1">Databas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cm" svg:height="1.2cm" draw:transform="rotate (-1.54513998679058) translate (12.539cm 10.799cm)">
          <text:p text:style-name="P1">Add</text:p>
          <text:p text:style-name="P1">Entr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cm" svg:height="1.2cm" draw:transform="rotate (-1.54513998679058) translate (12.593cm 12.897cm)">
          <text:p text:style-name="P1">Editing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4.635cm" svg:y1="10.645cm" svg:x2="12.436cm" svg:y2="6.8cm">
          <text:p/>
        </draw:line>
        <draw:line draw:style-name="gr4" draw:text-style-name="P1" draw:layer="layout" svg:x1="14.462cm" svg:y1="11.649cm" svg:x2="12.498cm" svg:y2="9.199cm">
          <text:p/>
        </draw:line>
        <draw:line draw:style-name="gr4" draw:text-style-name="P1" draw:layer="layout" svg:x1="14.471cm" svg:y1="12.049cm" svg:x2="12.664cm" svg:y2="11.795cm">
          <text:p/>
        </draw:line>
        <draw:line draw:style-name="gr4" draw:text-style-name="P1" draw:layer="layout" svg:x1="14.495cm" svg:y1="12.949cm" svg:x2="12.721cm" svg:y2="13.995cm">
          <text:p/>
        </draw:line>
        <draw:custom-shape draw:style-name="gr2" draw:text-style-name="P1" draw:layer="layout" svg:width="1.9cm" svg:height="1.2cm" draw:transform="rotate (-1.54513998679058) translate (12.6cm 20.07cm)">
          <text:p text:style-name="P1">Remove</text:p>
          <text:p text:style-name="P1">Entry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4.713cm" svg:y1="13.643cm" svg:x2="12.757cm" svg:y2="15.394cm">
          <text:p/>
        </draw:line>
        <draw:custom-shape draw:style-name="gr2" draw:text-style-name="P1" draw:layer="layout" svg:width="1.9cm" svg:height="1.2cm" draw:transform="rotate (-1.54513998679058) translate (12.716cm 17.696cm)">
          <text:p text:style-name="P1">Change </text:p>
          <text:p text:style-name="P1">Password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5.215cm" svg:y1="13.731cm" svg:x2="12.736cm" svg:y2="18.496cm">
          <text:p/>
        </draw:line>
        <draw:custom-shape draw:style-name="gr5" draw:text-style-name="P1" draw:layer="layout" svg:width="3.3cm" svg:height="1.2cm" draw:transform="rotate (-1.56224421346012) translate (7.828cm 1.874cm)">
          <text:p text:style-name="P1">View Royaltie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3cm" svg:height="1.2cm" draw:transform="rotate (-1.56224421346012) translate (7.859cm 5.474cm)">
          <text:p text:style-name="P1">View Book Invoice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621cm" svg:height="1.2cm" draw:transform="rotate (-1.56224421346012) translate (7.892cm 9.074cm)">
          <text:p text:style-name="P1">View Publishing</text:p>
          <text:p text:style-name="P1">Invoic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305cm" svg:height="1.2cm" draw:transform="rotate (-1.56224421346012) translate (10.28cm 1.685cm)">
          <text:p text:style-name="P1">Add Book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1.2cm" svg:y1="5.7cm" svg:x2="7.846cm" svg:y2="3.974cm">
          <text:p/>
        </draw:line>
        <draw:line draw:style-name="gr4" draw:text-style-name="P1" draw:layer="layout" svg:x1="11.1cm" svg:y1="6.5cm" svg:x2="7.972cm" svg:y2="6.973cm">
          <text:p/>
        </draw:line>
        <draw:line draw:style-name="gr4" draw:text-style-name="P1" draw:layer="layout" svg:x1="11.2cm" svg:y1="6.6cm" svg:x2="8cm" svg:y2="9.8cm">
          <text:p/>
        </draw:line>
        <draw:line draw:style-name="gr4" draw:text-style-name="P1" draw:layer="layout" svg:x1="11.5cm" svg:y1="5.326cm" svg:x2="10.4cm" svg:y2="3.6cm">
          <text:p/>
        </draw:line>
        <draw:line draw:style-name="gr4" draw:text-style-name="P1" draw:layer="layout" svg:x1="6.64cm" svg:y1="3.185cm" svg:x2="4.84cm" svg:y2="3.2cm">
          <text:p/>
        </draw:line>
        <draw:custom-shape draw:style-name="gr5" draw:text-style-name="P1" draw:layer="layout" svg:width="3.3cm" svg:height="1.2cm" draw:transform="rotate (-1.56224421346012) translate (4.828cm 1.8cm)">
          <text:p text:style-name="P1">View Royalties</text:p>
          <text:p text:style-name="P1">Items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64cm" svg:y1="3.21cm" svg:x2="2.14cm" svg:y2="3.223cm">
          <text:p/>
        </draw:line>
        <draw:custom-shape draw:style-name="gr5" draw:text-style-name="P1" draw:layer="layout" svg:width="3.3cm" svg:height="1.2cm" draw:transform="rotate (-1.56224421346012) translate (2.128cm 1.823cm)">
          <text:p text:style-name="P1">Calculate</text:p>
          <text:p text:style-name="P1">Royalties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7cm" svg:y1="7.2cm" svg:x2="5.1cm" svg:y2="7.2cm">
          <text:p/>
        </draw:line>
        <draw:custom-shape draw:style-name="gr5" draw:text-style-name="P1" draw:layer="layout" svg:width="3.3cm" svg:height="1.2cm" draw:transform="rotate (-1.56224421346012) translate (5.072cm 5.6cm)">
          <text:p text:style-name="P1">View Book Invoice </text:p>
          <text:p text:style-name="P1">Item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3cm" svg:height="1.2cm" draw:transform="rotate (-1.56224421346012) translate (2.172cm 5.49cm)">
          <text:p text:style-name="P1">Calculate</text:p>
          <text:p text:style-name="P1">Book Invoice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9cm" svg:y1="7.3cm" svg:x2="2.2cm" svg:y2="7.3cm">
          <text:p/>
        </draw:line>
        <draw:line draw:style-name="gr4" draw:text-style-name="P1" draw:layer="layout" svg:x1="6.7cm" svg:y1="10.7cm" svg:x2="5.2cm" svg:y2="10.7cm">
          <text:p/>
        </draw:line>
        <draw:custom-shape draw:style-name="gr5" draw:text-style-name="P1" draw:layer="layout" svg:width="3.3cm" svg:height="1.2cm" draw:transform="rotate (-1.56224421346012) translate (5.172cm 9.2cm)">
          <text:p text:style-name="P1">Add Publishing</text:p>
          <text:p text:style-name="P1">Invoice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4cm" svg:y1="13.8cm" svg:x2="9.5cm" svg:y2="13.8cm">
          <text:p/>
        </draw:line>
        <draw:custom-shape draw:style-name="gr3" draw:text-style-name="P1" draw:layer="layout" svg:width="2.1cm" svg:height="1.2cm" draw:transform="rotate (-1.54513998679058) translate (9.5cm 12.67cm)">
          <text:p text:style-name="P1">Search</text:p>
          <text:p text:style-name="P1">Databas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cm" svg:height="1.2cm" draw:transform="rotate (-1.54513998679058) translate (12.7cm 15.07cm)">
          <text:p text:style-name="P1">Edit Entry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2.6cm" svg:y1="21.1cm" svg:x2="15.7cm" svg:y2="13.4cm">
          <text:p/>
        </draw:line>
        <draw:custom-shape draw:style-name="gr3" draw:text-style-name="P1" draw:layer="layout" svg:width="2.1cm" svg:height="1.2cm" draw:transform="rotate (-1.58057017060606) translate (7.72cm 15.1cm)">
          <text:p text:style-name="P1">Verification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5cm" svg:y1="18.9cm" svg:x2="9.6cm" svg:y2="18.9cm">
          <text:p/>
        </draw:line>
        <draw:custom-shape draw:style-name="gr3" draw:text-style-name="P1" draw:layer="layout" svg:width="2.1cm" svg:height="1.2cm" draw:transform="rotate (-1.54513998679058) translate (9.5cm 17.87cm)">
          <text:p text:style-name="P1">Confirmation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524cm" svg:y1="15.901cm" svg:x2="9.724cm" svg:y2="15.901cm">
          <text:p/>
        </draw:line>
        <draw:custom-shape draw:style-name="gr3" draw:text-style-name="P1" draw:layer="layout" svg:width="2.1cm" svg:height="1.2cm" draw:transform="rotate (-1.55805542325534) translate (9.7cm 15.1cm)">
          <text:p text:style-name="P1">Edit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4cm" svg:y1="14.2cm" svg:x2="9.7cm" svg:y2="15.5cm">
          <text:p/>
        </draw:line>
        <draw:line draw:style-name="gr4" draw:text-style-name="P1" draw:layer="layout" svg:x1="8.5cm" svg:y1="16cm" svg:x2="7.7cm" svg:y2="16cm">
          <text:p/>
        </draw:line>
        <draw:line draw:style-name="gr4" draw:text-style-name="P1" draw:layer="layout" svg:x1="11.3cm" svg:y1="9.8cm" svg:x2="7cm" svg:y2="12.5cm">
          <text:p/>
        </draw:line>
        <draw:line draw:style-name="gr4" draw:text-style-name="P1" draw:layer="layout" svg:x1="8.3cm" svg:y1="12.8cm" svg:x2="7.1cm" svg:y2="12.8cm">
          <text:p/>
        </draw:line>
        <draw:custom-shape draw:style-name="gr8" draw:text-style-name="P1" draw:layer="layout" svg:width="1.607cm" svg:height="1.2cm" draw:transform="rotate (-1.55805542325534) translate (7cm 12.185cm)">
          <text:p text:style-name="P1">Calenda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cm" svg:height="1.2cm" draw:transform="rotate (-1.58057017060606) translate (7.32cm 20.112cm)">
          <text:p text:style-name="P1">Verification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4cm" svg:y1="21.2cm" svg:x2="7.3cm" svg:y2="21.2cm">
          <text:p/>
        </draw:line>
        <draw:line draw:style-name="gr4" draw:text-style-name="P1" draw:layer="layout" svg:x1="6.1cm" svg:y1="21.13cm" svg:x2="4.2cm" svg:y2="21.13cm">
          <text:p/>
        </draw:line>
        <draw:custom-shape draw:style-name="gr3" draw:text-style-name="P1" draw:layer="layout" svg:width="2.1cm" svg:height="1.2cm" draw:transform="rotate (-1.54513998679058) translate (4.1cm 20.1cm)">
          <text:p text:style-name="P1">Confirmati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Microsoft Sans Serif" fo:font-family="'Microsoft Sans Serif'" style:font-style-name="Regular" style:font-family-generic="swiss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5T22:24:46.569000000</meta:creation-date>
    <dc:date>2014-12-05T22:49:33.785000000</dc:date>
    <meta:editing-duration>PT9M26S</meta:editing-duration>
    <meta:editing-cycles>1</meta:editing-cycles>
    <meta:document-statistic meta:object-count="49"/>
    <meta:generator>LibreOffice/4.3.2.2$Windows_x86 LibreOffice_project/edfb5295ba211bd31ad47d0bad0118690f76407d</meta:generator>
  </office:meta>
</office:document-meta>
</file>